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HackGen" svg:font-family="HackGe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546cm" fo:min-width="1.296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0.612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draw:fill-color="#0000ff" draw:textarea-horizontal-align="justify" draw:textarea-vertical-align="middle" draw:auto-grow-height="false" fo:min-height="0.648cm" fo:min-width="0.398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.648cm" fo:min-width="0.398cm"/>
    </style:style>
    <style:style style:name="gr11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45cm" fo:min-width="0.2cm"/>
    </style:style>
    <style:style style:name="gr12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1.656cm" fo:min-width="1.406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font-name="HackGen"/>
    </style:style>
    <style:style style:name="P2" style:family="paragraph">
      <loext:graphic-properties draw:fill="none"/>
      <style:paragraph-properties fo:text-align="center"/>
      <style:text-properties style:font-name="HackGen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HackGen"/>
    </style:style>
    <style:style style:name="P6" style:family="paragraph">
      <loext:graphic-properties draw:fill="none" draw:fill-color="#ffffff"/>
      <style:text-properties style:font-name="HackGen"/>
    </style:style>
    <style:style style:name="P7" style:family="paragraph">
      <style:paragraph-properties fo:text-align="end"/>
      <style:text-properties style:font-name="Noto Sans CJK JP"/>
    </style:style>
    <style:style style:name="P8" style:family="paragraph">
      <loext:graphic-properties draw:fill="none" draw:fill-color="#ffffff"/>
      <style:paragraph-properties fo:text-align="end"/>
      <style:text-properties style:font-name="Noto Sans CJK JP" style:font-name-asian="Noto Sans CJK JP"/>
    </style:style>
    <style:style style:name="P9" style:family="paragraph">
      <loext:graphic-properties draw:fill-color="#ffffff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0000ff"/>
      <style:paragraph-properties fo:text-align="center"/>
    </style:style>
    <style:style style:name="P12" style:family="paragraph">
      <loext:graphic-properties draw:fill-color="#00ff00"/>
      <style:paragraph-properties fo:text-align="center"/>
    </style:style>
    <style:style style:name="P13" style:family="paragraph">
      <loext:graphic-properties draw:fill-color="#ff0000" draw:opacity="50%"/>
      <style:paragraph-properties fo:text-align="center"/>
    </style:style>
    <style:style style:name="T1" style:family="text">
      <style:text-properties style:font-name="HackGen"/>
    </style:style>
    <style:style style:name="T2" style:family="text">
      <style:text-properties style:text-position="33% 58%" style:font-name="HackGen"/>
    </style:style>
    <style:style style:name="T3" style:family="text">
      <style:text-properties style:text-position="0% 100%" style:font-name="HackGen"/>
    </style:style>
    <style:style style:name="T4" style:family="text">
      <style:text-properties style:font-name="Noto Sans CJK JP" style:font-name-asian="Noto Sans CJK J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.54cm" svg:height="2.54cm" svg:x="2.54cm" svg:y="8.76cm">
          <text:p text:style-name="P1"><text:span text:style-name="T1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.54cm" svg:y="6.22cm">
          <text:p text:style-name="P1"><text:span text:style-name="T1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.54cm" svg:y="11.3cm">
          <text:p text:style-name="P1"><text:span text:style-name="T1">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7.62cm" svg:y="11.3cm">
          <text:p text:style-name="P1"><text:span text:style-name="T1">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7.62cm" svg:y="8.76cm">
          <text:p text:style-name="P1"><text:span text:style-name="T1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7.62cm" svg:y="6.22cm">
          <text:p text:style-name="P1"><text:span text:style-name="T1">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7.621cm" svg:y="3.681cm">
          <text:p text:style-name="P1"><text:span text:style-name="T1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54cm" svg:y1="1.14cm" svg:x2="2.54cm" svg:y2="13.84cm">
          <text:p/>
        </draw:line>
        <draw:line draw:style-name="gr2" draw:text-style-name="P3" draw:layer="layout" svg:x1="5.08cm" svg:y1="1.14cm" svg:x2="5.08cm" svg:y2="13.84cm">
          <text:p/>
        </draw:line>
        <draw:line draw:style-name="gr2" draw:text-style-name="P3" draw:layer="layout" svg:x1="7.64cm" svg:y1="1.14cm" svg:x2="7.64cm" svg:y2="13.84cm">
          <text:p/>
        </draw:line>
        <draw:line draw:style-name="gr2" draw:text-style-name="P3" draw:layer="layout" svg:x1="10.18cm" svg:y1="1.14cm" svg:x2="10.18cm" svg:y2="13.84cm">
          <text:p/>
        </draw:line>
        <draw:custom-shape draw:style-name="gr3" draw:text-style-name="P4" draw:layer="layout" svg:width="1.27cm" svg:height="1.27cm" svg:x="10.795cm" svg:y="6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11.43cm" svg:height="2.54cm" svg:x="12.7cm" svg:y="1.14cm">
          <draw:text-box>
            <text:p text:style-name="P5"><text:span text:style-name="T1">(-255 - -255)</text:span><text:span text:style-name="T2">2 </text:span><text:span text:style-name="T3">= 0</text:span><text:span text:style-name="T2">2</text:span><text:span text:style-name="T3"> <text:s text:c="4"/>= <text:s text:c="6"/>0</text:span></text:p>
          </draw:text-box>
        </draw:frame>
        <draw:frame draw:style-name="gr4" draw:text-style-name="P6" draw:layer="layout" svg:width="11.43cm" svg:height="2.54cm" svg:x="12.7cm" svg:y="3.68cm">
          <draw:text-box>
            <text:p text:style-name="P5"><text:span text:style-name="T1">(-255 - 255)</text:span><text:span text:style-name="T2">2 </text:span><text:span text:style-name="T3">= -510</text:span><text:span text:style-name="T2">2</text:span><text:span text:style-name="T3"> <text:s text:c="2"/>= 260,100</text:span></text:p>
          </draw:text-box>
        </draw:frame>
        <draw:frame draw:style-name="gr4" draw:text-style-name="P6" draw:layer="layout" svg:width="11.43cm" svg:height="2.54cm" svg:x="12.7cm" svg:y="6.22cm">
          <draw:text-box>
            <text:p text:style-name="P5"><text:span text:style-name="T1">(255 - 0)</text:span><text:span text:style-name="T2">2 <text:s text:c="5"/></text:span><text:span text:style-name="T3">= <text:s/>255</text:span><text:span text:style-name="T2">2</text:span><text:span text:style-name="T3"> <text:s text:c="2"/>= <text:s/>65,025</text:span></text:p>
          </draw:text-box>
        </draw:frame>
        <draw:frame draw:style-name="gr4" draw:text-style-name="P6" draw:layer="layout" svg:width="11.43cm" svg:height="2.54cm" svg:x="12.7cm" svg:y="8.76cm">
          <draw:text-box>
            <text:p text:style-name="P5"><text:span text:style-name="T1">(1 - 2)</text:span><text:span text:style-name="T2">2 <text:s text:c="8"/></text:span><text:span text:style-name="T3">= -1</text:span><text:span text:style-name="T2">2</text:span><text:span text:style-name="T3"> <text:s text:c="4"/>= <text:s text:c="6"/>1</text:span></text:p>
          </draw:text-box>
        </draw:frame>
        <draw:frame draw:style-name="gr4" draw:text-style-name="P6" draw:layer="layout" svg:width="11.43cm" svg:height="2.54cm" svg:x="12.7cm" svg:y="11.3cm">
          <draw:text-box>
            <text:p text:style-name="P5"><text:span text:style-name="T1">(0 - 0)</text:span><text:span text:style-name="T2">2 <text:s text:c="8"/></text:span><text:span text:style-name="T3">= <text:s/>0</text:span><text:span text:style-name="T2">2</text:span><text:span text:style-name="T3"> <text:s text:c="4"/>= <text:s text:c="6"/>0</text:span></text:p>
          </draw:text-box>
        </draw:frame>
        <draw:frame draw:style-name="gr5" draw:text-style-name="P8" draw:layer="layout" svg:width="18.634cm" svg:height="1.17cm" svg:x="4.445cm" svg:y="14.07cm">
          <draw:text-box>
            <text:p text:style-name="P7"><text:span text:style-name="T4">325,126</text:span><text:span text:style-name="T4">（合計）</text:span><text:span text:style-name="T4">/ <text:s/>5</text:span><text:span text:style-name="T4">（試験管の大きさ）</text:span><text:span text:style-name="T4">= <text:s/>65,025.2</text:span><text:span text:style-name="T4">（誤差） </text:span></text:p>
          </draw:text-box>
        </draw:frame>
        <draw:line draw:style-name="gr2" draw:text-style-name="P3" draw:layer="layout" svg:x1="2.54cm" svg:y1="13.84cm" svg:x2="5.08cm" svg:y2="13.84cm">
          <text:p/>
        </draw:line>
        <draw:line draw:style-name="gr2" draw:text-style-name="P3" draw:layer="layout" svg:x1="7.64cm" svg:y1="13.84cm" svg:x2="10.16cm" svg:y2="13.84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7" draw:text-style-name="P3" draw:layer="layout" svg:x1="2.58cm" svg:y1="4.445cm" svg:x2="2.58cm" svg:y2="8.255cm">
          <text:p/>
        </draw:line>
        <draw:line draw:style-name="gr7" draw:text-style-name="P3" draw:layer="layout" svg:x1="2.58cm" svg:y1="8.255cm" svg:x2="3.85cm" svg:y2="8.255cm">
          <text:p/>
        </draw:line>
        <draw:line draw:style-name="gr7" draw:text-style-name="P3" draw:layer="layout" svg:x1="3.85cm" svg:y1="4.445cm" svg:x2="3.85cm" svg:y2="8.255cm">
          <text:p/>
        </draw:line>
        <draw:custom-shape draw:style-name="gr8" draw:text-style-name="P10" draw:layer="layout" svg:width="1.27cm" svg:height="1.27cm" svg:x="2.5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27cm" svg:height="1.27cm" svg:x="2.58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27cm" svg:height="1.27cm" svg:x="2.581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08cm" svg:y1="4.445cm" svg:x2="5.08cm" svg:y2="8.255cm">
          <text:p/>
        </draw:line>
        <draw:line draw:style-name="gr7" draw:text-style-name="P3" draw:layer="layout" svg:x1="5.08cm" svg:y1="8.255cm" svg:x2="6.35cm" svg:y2="8.255cm">
          <text:p/>
        </draw:line>
        <draw:line draw:style-name="gr7" draw:text-style-name="P3" draw:layer="layout" svg:x1="6.35cm" svg:y1="4.445cm" svg:x2="6.35cm" svg:y2="8.255cm">
          <text:p/>
        </draw:line>
        <draw:g>
          <draw:line draw:style-name="gr7" draw:text-style-name="P3" draw:layer="layout" svg:x1="11.832cm" svg:y1="3.143cm" svg:x2="8.252cm" svg:y2="1.84cm">
            <text:p/>
          </draw:line>
          <draw:line draw:style-name="gr7" draw:text-style-name="P3" draw:layer="layout" svg:x1="8.252cm" svg:y1="1.84cm" svg:x2="7.818cm" svg:y2="3.033cm">
            <text:p/>
          </draw:line>
          <draw:line draw:style-name="gr7" draw:text-style-name="P3" draw:layer="layout" svg:x1="11.398cm" svg:y1="4.336cm" svg:x2="7.818cm" svg:y2="3.033cm">
            <text:p/>
          </draw:line>
          <draw:custom-shape draw:style-name="gr8" draw:text-style-name="P10" draw:layer="layout" svg:width="1.27cm" svg:height="1.27cm" draw:transform="rotate (-1.91986217719376) translate (9.447cm 2.2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1.27cm" svg:height="1.27cm" draw:transform="rotate (-1.91986217719376) translate (11.833cm 3.1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2" draw:layer="layout" svg:width="1.27cm" svg:height="1.27cm" draw:transform="rotate (-1.91986217719376) translate (10.638cm 2.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3" draw:layer="layout" svg:x1="11.43cm" svg:y1="4.445cm" svg:x2="11.43cm" svg:y2="8.255cm">
          <text:p/>
        </draw:line>
        <draw:line draw:style-name="gr7" draw:text-style-name="P3" draw:layer="layout" svg:x1="11.43cm" svg:y1="8.255cm" svg:x2="12.7cm" svg:y2="8.255cm">
          <text:p/>
        </draw:line>
        <draw:line draw:style-name="gr7" draw:text-style-name="P3" draw:layer="layout" svg:x1="12.7cm" svg:y1="4.445cm" svg:x2="12.7cm" svg:y2="8.255cm">
          <text:p/>
        </draw:line>
        <draw:line draw:style-name="gr7" draw:text-style-name="P3" draw:layer="layout" svg:x1="15.28cm" svg:y1="4.445cm" svg:x2="15.28cm" svg:y2="8.255cm">
          <text:p/>
        </draw:line>
        <draw:line draw:style-name="gr7" draw:text-style-name="P3" draw:layer="layout" svg:x1="15.28cm" svg:y1="8.255cm" svg:x2="16.55cm" svg:y2="8.255cm">
          <text:p/>
        </draw:line>
        <draw:line draw:style-name="gr7" draw:text-style-name="P3" draw:layer="layout" svg:x1="16.55cm" svg:y1="4.445cm" svg:x2="16.55cm" svg:y2="8.255cm">
          <text:p/>
        </draw:line>
        <draw:custom-shape draw:style-name="gr8" draw:text-style-name="P10" draw:layer="layout" svg:width="1.27cm" svg:height="1.27cm" svg:x="17.78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27cm" svg:height="1.27cm" svg:x="17.7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27cm" svg:height="1.27cm" svg:x="17.7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78cm" svg:y1="4.445cm" svg:x2="17.78cm" svg:y2="8.255cm">
          <text:p/>
        </draw:line>
        <draw:line draw:style-name="gr7" draw:text-style-name="P3" draw:layer="layout" svg:x1="17.78cm" svg:y1="8.255cm" svg:x2="19.05cm" svg:y2="8.255cm">
          <text:p/>
        </draw:line>
        <draw:line draw:style-name="gr7" draw:text-style-name="P3" draw:layer="layout" svg:x1="19.05cm" svg:y1="4.445cm" svg:x2="19.05cm" svg:y2="8.255cm">
          <text:p/>
        </draw:line>
        <draw:custom-shape draw:style-name="gr3" draw:text-style-name="P4" draw:layer="layout" svg:width="1.27cm" svg:height="1.27cm" svg:x="6.98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27cm" svg:height="1.27cm" svg:x="13.33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3" draw:layer="layout" svg:x1="20.36cm" svg:y1="4.445cm" svg:x2="20.36cm" svg:y2="8.255cm">
          <text:p/>
        </draw:line>
        <draw:line draw:style-name="gr7" draw:text-style-name="P3" draw:layer="layout" svg:x1="20.36cm" svg:y1="8.255cm" svg:x2="21.63cm" svg:y2="8.255cm">
          <text:p/>
        </draw:line>
        <draw:line draw:style-name="gr7" draw:text-style-name="P3" draw:layer="layout" svg:x1="21.63cm" svg:y1="4.445cm" svg:x2="21.63cm" svg:y2="8.255cm">
          <text:p/>
        </draw:line>
        <draw:custom-shape draw:style-name="gr8" draw:text-style-name="P10" draw:layer="layout" svg:width="1.27cm" svg:height="1.27cm" svg:x="22.86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27cm" svg:height="1.27cm" svg:x="22.86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27cm" svg:height="1.27cm" svg:x="22.86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2.86cm" svg:y1="4.445cm" svg:x2="22.86cm" svg:y2="8.255cm">
          <text:p/>
        </draw:line>
        <draw:line draw:style-name="gr7" draw:text-style-name="P3" draw:layer="layout" svg:x1="22.86cm" svg:y1="8.255cm" svg:x2="24.13cm" svg:y2="8.255cm">
          <text:p/>
        </draw:line>
        <draw:line draw:style-name="gr7" draw:text-style-name="P3" draw:layer="layout" svg:x1="24.13cm" svg:y1="4.445cm" svg:x2="24.13cm" svg:y2="8.255cm">
          <text:p/>
        </draw:line>
        <draw:custom-shape draw:style-name="gr11" draw:text-style-name="P13" draw:layer="layout" svg:width="3.81cm" svg:height="3.81cm" draw:transform="rotate (0.785398163397448) translate (19.578cm 4.79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19.1025977433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7" draw:text-style-name="P3" draw:layer="layout" svg:x1="2.58cm" svg:y1="10.16cm" svg:x2="2.58cm" svg:y2="13.97cm">
          <text:p/>
        </draw:line>
        <draw:line draw:style-name="gr7" draw:text-style-name="P3" draw:layer="layout" svg:x1="2.58cm" svg:y1="13.97cm" svg:x2="3.85cm" svg:y2="13.97cm">
          <text:p/>
        </draw:line>
        <draw:line draw:style-name="gr7" draw:text-style-name="P3" draw:layer="layout" svg:x1="3.85cm" svg:y1="10.16cm" svg:x2="3.85cm" svg:y2="13.97cm">
          <text:p/>
        </draw:line>
        <draw:custom-shape draw:style-name="gr8" draw:text-style-name="P10" draw:layer="layout" svg:width="1.27cm" svg:height="1.27cm" svg:x="2.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27cm" svg:height="1.27cm" svg:x="2.5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27cm" svg:height="1.27cm" svg:x="2.581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08cm" svg:y1="11.43cm" svg:x2="5.08cm" svg:y2="13.97cm">
          <text:p/>
        </draw:line>
        <draw:line draw:style-name="gr7" draw:text-style-name="P3" draw:layer="layout" svg:x1="5.08cm" svg:y1="13.97cm" svg:x2="6.35cm" svg:y2="13.97cm">
          <text:p/>
        </draw:line>
        <draw:line draw:style-name="gr7" draw:text-style-name="P3" draw:layer="layout" svg:x1="6.35cm" svg:y1="11.43cm" svg:x2="6.35cm" svg:y2="13.97cm">
          <text:p/>
        </draw:line>
        <draw:g>
          <draw:line draw:style-name="gr7" draw:text-style-name="P3" draw:layer="layout" svg:x1="11.832cm" svg:y1="10.058cm" svg:x2="8.252cm" svg:y2="8.755cm">
            <text:p/>
          </draw:line>
          <draw:line draw:style-name="gr7" draw:text-style-name="P3" draw:layer="layout" svg:x1="8.252cm" svg:y1="8.755cm" svg:x2="7.818cm" svg:y2="9.948cm">
            <text:p/>
          </draw:line>
          <draw:line draw:style-name="gr7" draw:text-style-name="P3" draw:layer="layout" svg:x1="11.398cm" svg:y1="11.251cm" svg:x2="7.818cm" svg:y2="9.948cm">
            <text:p/>
          </draw:line>
          <draw:custom-shape draw:style-name="gr8" draw:text-style-name="P10" draw:layer="layout" svg:width="1.27cm" svg:height="1.27cm" draw:transform="rotate (-1.91986217719376) translate (9.447cm 9.1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1.27cm" svg:height="1.27cm" draw:transform="rotate (-1.91986217719376) translate (11.833cm 10.0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2" draw:layer="layout" svg:width="1.27cm" svg:height="1.27cm" draw:transform="rotate (-1.91986217719376) translate (10.638cm 9.6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3" draw:layer="layout" svg:x1="11.43cm" svg:y1="11.43cm" svg:x2="11.43cm" svg:y2="13.97cm">
          <text:p/>
        </draw:line>
        <draw:line draw:style-name="gr7" draw:text-style-name="P3" draw:layer="layout" svg:x1="11.43cm" svg:y1="13.97cm" svg:x2="12.7cm" svg:y2="13.97cm">
          <text:p/>
        </draw:line>
        <draw:line draw:style-name="gr7" draw:text-style-name="P3" draw:layer="layout" svg:x1="12.7cm" svg:y1="11.43cm" svg:x2="12.7cm" svg:y2="13.97cm">
          <text:p/>
        </draw:line>
        <draw:line draw:style-name="gr7" draw:text-style-name="P3" draw:layer="layout" svg:x1="15.28cm" svg:y1="10.16cm" svg:x2="15.28cm" svg:y2="13.97cm">
          <text:p/>
        </draw:line>
        <draw:line draw:style-name="gr7" draw:text-style-name="P3" draw:layer="layout" svg:x1="15.28cm" svg:y1="13.97cm" svg:x2="16.55cm" svg:y2="13.97cm">
          <text:p/>
        </draw:line>
        <draw:line draw:style-name="gr7" draw:text-style-name="P3" draw:layer="layout" svg:x1="16.55cm" svg:y1="10.16cm" svg:x2="16.55cm" svg:y2="13.97cm">
          <text:p/>
        </draw:line>
        <draw:custom-shape draw:style-name="gr8" draw:text-style-name="P10" draw:layer="layout" svg:width="1.27cm" svg:height="1.27cm" svg:x="15.2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27cm" svg:height="1.27cm" svg:x="17.7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27cm" svg:height="1.27cm" svg:x="17.7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78cm" svg:y1="11.43cm" svg:x2="17.78cm" svg:y2="13.97cm">
          <text:p/>
        </draw:line>
        <draw:line draw:style-name="gr7" draw:text-style-name="P3" draw:layer="layout" svg:x1="17.78cm" svg:y1="13.97cm" svg:x2="19.05cm" svg:y2="13.97cm">
          <text:p/>
        </draw:line>
        <draw:line draw:style-name="gr7" draw:text-style-name="P3" draw:layer="layout" svg:x1="19.05cm" svg:y1="11.43cm" svg:x2="19.05cm" svg:y2="13.97cm">
          <text:p/>
        </draw:line>
        <draw:custom-shape draw:style-name="gr3" draw:text-style-name="P4" draw:layer="layout" svg:width="1.27cm" svg:height="1.27cm" svg:x="6.98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27cm" svg:height="1.27cm" svg:x="13.33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3" draw:layer="layout" svg:x1="2.54cm" svg:y1="5.064cm" svg:x2="2.54cm" svg:y2="7.62cm">
          <text:p/>
        </draw:line>
        <draw:line draw:style-name="gr7" draw:text-style-name="P3" draw:layer="layout" svg:x1="2.54cm" svg:y1="7.62cm" svg:x2="3.81cm" svg:y2="7.62cm">
          <text:p/>
        </draw:line>
        <draw:line draw:style-name="gr7" draw:text-style-name="P3" draw:layer="layout" svg:x1="3.811cm" svg:y1="5.08cm" svg:x2="3.81cm" svg:y2="7.62cm">
          <text:p/>
        </draw:line>
        <draw:custom-shape draw:style-name="gr8" draw:text-style-name="P10" draw:layer="layout" svg:width="1.27cm" svg:height="1.27cm" svg:x="2.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27cm" svg:height="1.27cm" svg:x="2.541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04cm" svg:y1="3.794cm" svg:x2="5.04cm" svg:y2="7.62cm">
          <text:p/>
        </draw:line>
        <draw:line draw:style-name="gr7" draw:text-style-name="P3" draw:layer="layout" svg:x1="5.04cm" svg:y1="7.62cm" svg:x2="6.31cm" svg:y2="7.62cm">
          <text:p/>
        </draw:line>
        <draw:line draw:style-name="gr7" draw:text-style-name="P3" draw:layer="layout" svg:x1="6.31cm" svg:y1="3.794cm" svg:x2="6.31cm" svg:y2="7.62cm">
          <text:p/>
        </draw:line>
        <draw:custom-shape draw:style-name="gr3" draw:text-style-name="P4" draw:layer="layout" svg:width="1.27cm" svg:height="1.27cm" svg:x="6.945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27cm" svg:height="1.27cm" svg:x="13.295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7" draw:text-style-name="P3" draw:layer="layout" svg:x1="11.569cm" svg:y1="2.47cm" svg:x2="9.1cm" svg:y2="1.808cm">
            <text:p/>
          </draw:line>
          <draw:line draw:style-name="gr7" draw:text-style-name="P3" draw:layer="layout" svg:x1="9.101cm" svg:y1="1.808cm" svg:x2="8.772cm" svg:y2="3.035cm">
            <text:p/>
          </draw:line>
          <draw:line draw:style-name="gr7" draw:text-style-name="P3" draw:layer="layout" svg:x1="11.225cm" svg:y1="3.693cm" svg:x2="8.772cm" svg:y2="3.035cm">
            <text:p/>
          </draw:line>
          <draw:custom-shape draw:style-name="gr8" draw:text-style-name="P10" draw:layer="layout" svg:width="1.27cm" svg:height="1.27cm" draw:transform="rotate (-1.83259571459405) translate (10.326cm 2.1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2" draw:layer="layout" svg:width="1.27cm" svg:height="1.27cm" draw:transform="rotate (-1.83259571459405) translate (11.556cm 2.4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3" draw:layer="layout" svg:x1="11.34cm" svg:y1="3.794cm" svg:x2="11.34cm" svg:y2="7.62cm">
          <text:p/>
        </draw:line>
        <draw:line draw:style-name="gr7" draw:text-style-name="P3" draw:layer="layout" svg:x1="11.34cm" svg:y1="7.62cm" svg:x2="12.61cm" svg:y2="7.62cm">
          <text:p/>
        </draw:line>
        <draw:line draw:style-name="gr7" draw:text-style-name="P3" draw:layer="layout" svg:x1="12.61cm" svg:y1="3.794cm" svg:x2="12.61cm" svg:y2="7.62cm">
          <text:p/>
        </draw:line>
        <draw:line draw:style-name="gr7" draw:text-style-name="P3" draw:layer="layout" svg:x1="15.14cm" svg:y1="5.064cm" svg:x2="15.14cm" svg:y2="7.62cm">
          <text:p/>
        </draw:line>
        <draw:line draw:style-name="gr7" draw:text-style-name="P3" draw:layer="layout" svg:x1="15.14cm" svg:y1="7.62cm" svg:x2="16.41cm" svg:y2="7.62cm">
          <text:p/>
        </draw:line>
        <draw:line draw:style-name="gr7" draw:text-style-name="P3" draw:layer="layout" svg:x1="16.411cm" svg:y1="5.08cm" svg:x2="16.41cm" svg:y2="7.62cm">
          <text:p/>
        </draw:line>
        <draw:custom-shape draw:style-name="gr8" draw:text-style-name="P10" draw:layer="layout" svg:width="1.27cm" svg:height="1.27cm" svg:x="17.6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27cm" svg:height="1.27cm" svg:x="17.64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64cm" svg:y1="3.794cm" svg:x2="17.64cm" svg:y2="7.62cm">
          <text:p/>
        </draw:line>
        <draw:line draw:style-name="gr7" draw:text-style-name="P3" draw:layer="layout" svg:x1="17.64cm" svg:y1="7.62cm" svg:x2="18.91cm" svg:y2="7.62cm">
          <text:p/>
        </draw:line>
        <draw:line draw:style-name="gr7" draw:text-style-name="P3" draw:layer="layout" svg:x1="18.91cm" svg:y1="3.794cm" svg:x2="18.91cm" svg:y2="7.62cm">
          <text:p/>
        </draw:line>
        <draw:line draw:style-name="gr7" draw:text-style-name="P3" draw:layer="layout" svg:x1="20.34cm" svg:y1="5.064cm" svg:x2="20.34cm" svg:y2="7.62cm">
          <text:p/>
        </draw:line>
        <draw:line draw:style-name="gr7" draw:text-style-name="P3" draw:layer="layout" svg:x1="20.34cm" svg:y1="7.62cm" svg:x2="21.61cm" svg:y2="7.62cm">
          <text:p/>
        </draw:line>
        <draw:line draw:style-name="gr7" draw:text-style-name="P3" draw:layer="layout" svg:x1="21.611cm" svg:y1="5.08cm" svg:x2="21.61cm" svg:y2="7.62cm">
          <text:p/>
        </draw:line>
        <draw:custom-shape draw:style-name="gr8" draw:text-style-name="P10" draw:layer="layout" svg:width="1.27cm" svg:height="1.27cm" svg:x="20.34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27cm" svg:height="1.27cm" svg:x="22.84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2.84cm" svg:y1="3.794cm" svg:x2="22.84cm" svg:y2="7.62cm">
          <text:p/>
        </draw:line>
        <draw:line draw:style-name="gr7" draw:text-style-name="P3" draw:layer="layout" svg:x1="22.84cm" svg:y1="7.62cm" svg:x2="24.11cm" svg:y2="7.62cm">
          <text:p/>
        </draw:line>
        <draw:line draw:style-name="gr7" draw:text-style-name="P3" draw:layer="layout" svg:x1="24.11cm" svg:y1="3.794cm" svg:x2="24.11cm" svg:y2="7.62cm">
          <text:p/>
        </draw:line>
        <draw:custom-shape draw:style-name="gr12" draw:text-style-name="P13" draw:layer="layout" svg:width="3.81cm" svg:height="3.81cm" draw:transform="rotate (0.785398163397448) translate (19.477cm 4.79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19.1025977433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0.36cm" svg:y1="10.16cm" svg:x2="20.36cm" svg:y2="13.97cm">
          <text:p/>
        </draw:line>
        <draw:line draw:style-name="gr7" draw:text-style-name="P3" draw:layer="layout" svg:x1="20.36cm" svg:y1="13.97cm" svg:x2="21.63cm" svg:y2="13.97cm">
          <text:p/>
        </draw:line>
        <draw:line draw:style-name="gr7" draw:text-style-name="P3" draw:layer="layout" svg:x1="21.63cm" svg:y1="10.16cm" svg:x2="21.63cm" svg:y2="13.97cm">
          <text:p/>
        </draw:line>
        <draw:custom-shape draw:style-name="gr8" draw:text-style-name="P10" draw:layer="layout" svg:width="1.27cm" svg:height="1.27cm" svg:x="20.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27cm" svg:height="1.27cm" svg:x="22.8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27cm" svg:height="1.27cm" svg:x="20.3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2.86cm" svg:y1="11.43cm" svg:x2="22.86cm" svg:y2="13.97cm">
          <text:p/>
        </draw:line>
        <draw:line draw:style-name="gr7" draw:text-style-name="P3" draw:layer="layout" svg:x1="22.86cm" svg:y1="13.97cm" svg:x2="24.13cm" svg:y2="13.97cm">
          <text:p/>
        </draw:line>
        <draw:line draw:style-name="gr7" draw:text-style-name="P3" draw:layer="layout" svg:x1="24.13cm" svg:y1="11.43cm" svg:x2="24.13cm" svg:y2="13.97cm">
          <text:p/>
        </draw:line>
        <draw:custom-shape draw:style-name="gr11" draw:text-style-name="P13" draw:layer="layout" svg:width="3.81cm" svg:height="3.81cm" draw:transform="rotate (0.785398163397448) translate (19.585cm 11.14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19.1025977433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HackGen" svg:font-family="HackGe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ja" style:country-asian="JP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5T12:20:10.604625596</meta:creation-date>
    <dc:date>2022-04-05T18:05:44.005688750</dc:date>
    <meta:editing-duration>PT9M7S</meta:editing-duration>
    <meta:editing-cycles>1</meta:editing-cycles>
    <meta:document-statistic meta:object-count="163"/>
    <meta:generator>LibreOffice/7.3.2.2$Linux_X86_64 LibreOffice_project/30$Build-2</meta:generator>
  </office:meta>
</office:document-meta>
</file>